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8" svg:font-family="'LM Mono 8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.024cm"/>
    </style:style>
    <style:style style:name="gr2" style:family="graphic" style:parent-style-name="standard">
      <style:graphic-properties svg:stroke-color="#3465a4" draw:fill-color="#e3f9e8" draw:textarea-horizontal-align="justify" draw:textarea-vertical-align="middle" draw:auto-grow-height="false" fo:min-height="6.219cm" fo:min-width="7.379cm" fo:wrap-option="no-wrap"/>
    </style:style>
    <style:style style:name="gr3" style:family="graphic" style:parent-style-name="standard">
      <style:graphic-properties draw:stroke="none" draw:fill="none" fo:min-height="5.6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e3f9e8" draw:textarea-horizontal-align="justify" draw:textarea-vertical-align="middle" draw:auto-grow-height="false" fo:min-height="3.146cm" fo:min-width="4.953cm" fo:wrap-option="no-wrap"/>
    </style:style>
    <style:style style:name="gr6" style:family="graphic" style:parent-style-name="standard">
      <style:graphic-properties draw:stroke="none" draw:fill="none" fo:min-height="3.306cm"/>
    </style:style>
    <style:style style:name="gr7" style:family="graphic" style:parent-style-name="standard">
      <style:graphic-properties draw:textarea-vertical-align="middle" draw:auto-grow-height="false" fo:min-height="0.474cm" fo:min-width="0.917cm"/>
    </style:style>
    <style:style style:name="gr8" style:family="graphic" style:parent-style-name="standard">
      <style:graphic-properties draw:textarea-vertical-align="middle" draw:auto-grow-height="false" fo:min-height="0.164cm" fo:min-width="0.167cm"/>
    </style:style>
    <style:style style:name="gr9" style:family="graphic" style:parent-style-name="standard">
      <style:graphic-properties draw:stroke="none" svg:stroke-color="#000000" draw:fill="none" draw:fill-color="#ffffff" fo:min-height="1.695cm"/>
    </style:style>
    <style:style style:name="gr10" style:family="graphic" style:parent-style-name="measure">
      <style:graphic-properties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2.542cm"/>
    </style:style>
    <style:style style:name="gr12" style:family="graphic" style:parent-style-name="standard">
      <style:graphic-properties draw:stroke="none" svg:stroke-color="#000000" draw:fill="none" draw:fill-color="#ffffff" fo:min-height="0.848cm"/>
    </style:style>
    <style:style style:name="gr13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</style:style>
    <style:style style:name="P2" style:family="paragraph">
      <loext:graphic-properties draw:fill-color="#e3f9e8"/>
      <style:paragraph-properties fo:text-align="center"/>
    </style:style>
    <style:style style:name="P3" style:family="paragraph">
      <loext:graphic-properties draw:fill="none"/>
      <style:text-properties style:font-name="LM Mono 8"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style:font-name="LM Mono 8" fo:font-size="12pt"/>
    </style:style>
    <style:style style:name="P6" style:family="paragraph">
      <loext:graphic-properties draw:fill="none" draw:fill-color="#ffffff"/>
      <style:text-properties style:font-name="LM Mono 8" fo:font-size="18pt"/>
    </style:style>
    <style:style style:name="P7" style:family="paragraph">
      <loext:graphic-properties draw:fill="none" draw:fill-color="#ffffff"/>
      <style:text-properties style:font-name="LM Mono 8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font-name="LM Mono 8" fo:font-size="14pt"/>
    </style:style>
    <style:style style:name="T2" style:family="text">
      <style:text-properties style:font-name="LM Mono 8" fo:font-size="12pt"/>
    </style:style>
    <style:style style:name="T3" style:family="text">
      <style:text-properties style:font-name="LM Mono 8" fo:font-size="18pt"/>
    </style:style>
    <style:style style:name="T4" style:family="text">
      <style:text-properties style:font-name="LM Mono 8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27cm" svg:x="1.44cm" svg:y="15.8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509cm" svg:height="6.985cm" svg:x="1.097cm" svg:y="2.262cm">
          <text:p/>
          <draw:enhanced-geometry svg:viewBox="0 0 21600 21600" draw:text-areas="800 800 20800 20800" draw:type="round-rectangular-callout" draw:modifiers="3995.1116333725 43363.87059833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9.731cm" svg:height="5.94cm" svg:x="0.183cm" svg:y="2.926cm">
          <draw:text-box>
            <text:p><text:span text:style-name="T1"><text:tab/></text:span><text:span text:style-name="T1">typedef struct flow_table{</text:span></text:p>
            <text:p><text:span text:style-name="T1"><text:tab/></text:span><text:span text:style-name="T1"><text:tab/></text:span><text:span text:style-name="T1">uint32_t vqueue;</text:span></text:p>
            <text:p><text:span text:style-name="T1"><text:tab/></text:span><text:span text:style-name="T1"><text:tab/></text:span><text:span text:style-name="T1">uint32_t hash;</text:span></text:p>
            <text:p><text:span text:style-name="T1"><text:tab/></text:span><text:span text:style-name="T1"><text:tab/></text:span><text:span text:style-name="T1">std::string type;</text:span></text:p>
            <text:p><text:span text:style-name="T1"><text:tab/></text:span><text:span text:style-name="T1"><text:tab/></text:span><text:span text:style-name="T1">uint64_t bwreq;</text:span></text:p>
            <text:p><text:span text:style-name="T1"><text:tab/></text:span><text:span text:style-name="T1"><text:tab/></text:span><text:span text:style-name="T1">Time last_arrival;</text:span></text:p>
            <text:p><text:span text:style-name="T1"><text:tab/></text:span><text:span text:style-name="T1"><text:tab/></text:span><text:span text:style-name="T1">uint32_t threshold_flow;</text:span></text:p>
            <text:p><text:span text:style-name="T1"><text:tab/></text:span><text:span text:style-name="T1">}flow_table_t;</text:span></text:p>
          </draw:text-box>
        </draw:frame>
        <draw:custom-shape draw:style-name="gr1" draw:text-style-name="P1" draw:layer="layout" svg:width="1.524cm" svg:height="1.27cm" svg:x="3.14cm" svg:y="15.8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4.94cm" svg:y="15.8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6.74cm" svg:y="15.8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1.44cm" svg:y="17.2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3.14cm" svg:y="17.2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4.94cm" svg:y="17.2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6.74cm" svg:y="17.2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1.44cm" svg:y="18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3.14cm" svg:y="18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4.94cm" svg:y="18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6.74cm" svg:y="18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1.44cm" svg:y="20.0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3.14cm" svg:y="20.0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4.94cm" svg:y="20.0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6.74cm" svg:y="20.0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1.44cm" svg:y="21.4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3.14cm" svg:y="21.4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4.94cm" svg:y="21.4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6.74cm" svg:y="21.4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1.44cm" svg:y="22.8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3.14cm" svg:y="22.8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4.94cm" svg:y="22.8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6.74cm" svg:y="22.8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1.44cm" svg:y="24.2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3.14cm" svg:y="24.2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4.94cm" svg:y="24.2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6.74cm" svg:y="24.2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1.44cm" svg:y="25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3.14cm" svg:y="25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4.94cm" svg:y="25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6.74cm" svg:y="25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1.44cm" svg:y="27.0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3.14cm" svg:y="27.0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4.94cm" svg:y="27.0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6.74cm" svg:y="27.059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265cm" svg:y1="10.652cm" svg:x2="7.409cm" svg:y2="16.621cm">
          <text:p/>
        </draw:line>
        <draw:line draw:style-name="gr4" draw:text-style-name="P4" draw:layer="layout" svg:x1="10.741cm" svg:y1="10.271cm" svg:x2="3.853cm" svg:y2="18.272cm">
          <text:p/>
        </draw:line>
        <draw:line draw:style-name="gr4" draw:text-style-name="P4" draw:layer="layout" svg:x1="11.287cm" svg:y1="14.716cm" svg:x2="5.826cm" svg:y2="20.939cm">
          <text:p/>
        </draw:line>
        <draw:line draw:style-name="gr4" draw:text-style-name="P4" draw:layer="layout" svg:x1="13.192cm" svg:y1="14.589cm" svg:x2="5.504cm" svg:y2="25.257cm">
          <text:p/>
        </draw:line>
        <draw:custom-shape draw:style-name="gr5" draw:text-style-name="P2" draw:layer="layout" svg:width="7.747cm" svg:height="4.826cm" svg:x="10.106cm" svg:y="1.635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7722.25090345896 34639.651957737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" draw:text-style-name="P5" draw:layer="layout" svg:width="7.493cm" svg:height="3.556cm" svg:x="10.652cm" svg:y="2.597cm">
          <draw:text-box>
            <text:p><text:span text:style-name="T2">typedef struct detnetactiveflow{</text:span></text:p>
            <text:p><text:span text:style-name="T2"><text:tab/></text:span><text:span text:style-name="T2"><text:tab/></text:span><text:span text:style-name="T2">flow_table_t *flow;</text:span></text:p>
            <text:p><text:span text:style-name="T2"><text:tab/></text:span><text:span text:style-name="T2">}detnetactiveflow_t;</text:span></text:p>
          </draw:text-box>
        </draw:frame>
        <draw:custom-shape draw:style-name="gr1" draw:text-style-name="P1" draw:layer="layout" svg:width="1.524cm" svg:height="1.27cm" svg:x="9.94cm" svg:y="9.4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11.64cm" svg:y="9.4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13.44cm" svg:y="9.4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15.24cm" svg:y="9.4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10.44cm" svg:y="13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12.14cm" svg:y="13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13.94cm" svg:y="13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27cm" svg:x="15.74cm" svg:y="13.65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59cm" svg:height="1.778cm" svg:x="17.491cm" svg:y="13.37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159cm" svg:height="1.778cm" svg:x="16.991cm" svg:y="9.18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016cm" svg:height="1.016cm" svg:x="8.493cm" svg:y="15.98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016cm" svg:height="1.016cm" svg:x="8.494cm" svg:y="17.291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016cm" svg:height="1.016cm" svg:x="8.495cm" svg:y="18.69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016cm" svg:height="1.016cm" svg:x="8.496cm" svg:y="20.201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016cm" svg:height="1.016cm" svg:x="8.497cm" svg:y="21.60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016cm" svg:height="1.016cm" svg:x="8.498cm" svg:y="23.011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016cm" svg:height="1.016cm" svg:x="8.499cm" svg:y="24.31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016cm" svg:height="1.016cm" svg:x="8.5cm" svg:y="25.821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016cm" svg:height="1.016cm" svg:x="8.501cm" svg:y="27.22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text-style-name="P6" draw:layer="layout" svg:width="5.588cm" svg:height="1.945cm" svg:x="13.7cm" svg:y="7.564cm">
          <draw:text-box>
            <text:p><text:span text:style-name="T3">Active-list (Priority)</text:span></text:p>
          </draw:text-box>
        </draw:frame>
        <draw:frame draw:style-name="gr9" draw:text-style-name="P6" draw:layer="layout" svg:width="5.588cm" svg:height="1.945cm" svg:x="13.619cm" svg:y="11.541cm">
          <draw:text-box>
            <text:p><text:span text:style-name="T3">Active-list (Non-Priority)</text:span></text:p>
          </draw:text-box>
        </draw:frame>
        <draw:frame draw:style-name="gr9" draw:text-style-name="P7" draw:layer="layout" svg:width="2.667cm" svg:height="1.945cm" svg:x="3.54cm" svg:y="13.954cm">
          <draw:text-box>
            <text:p><text:span text:style-name="T4">Flow Table</text:span></text:p>
          </draw:text-box>
        </draw:frame>
        <draw:measure draw:style-name="gr10" draw:text-style-name="P1" draw:layer="measurelines" svg:x1="12.838cm" svg:y1="15.859cm" svg:x2="12.838cm" svg:y2="27.924cm">
          <text:p text:style-name="P8"><text:span text:style-name="T5"/></text:p>
          <text:p text:style-name="P8"><text:span text:style-name="T5"/></text:p>
          <text:p text:style-name="P8"><text:span text:style-name="T5"/></text:p>
        </draw:measure>
        <draw:frame draw:style-name="gr11" draw:text-style-name="P7" draw:layer="layout" svg:width="6.173cm" svg:height="2.792cm" draw:transform="rotate (1.5707963267949) translate (11.695cm 24.776cm)">
          <draw:text-box>
            <text:p><text:span text:style-name="T4">1024 Rows (configurable)</text:span></text:p>
          </draw:text-box>
        </draw:frame>
        <draw:measure draw:style-name="gr10" draw:text-style-name="P1" draw:layer="measurelines" svg:x1="1.635cm" svg:y1="29.44cm" svg:x2="8.366cm" svg:y2="29.44cm">
          <text:p text:style-name="P8"><text:span text:style-name="T5"/></text:p>
        </draw:measure>
        <draw:frame draw:style-name="gr12" draw:text-style-name="P7" draw:layer="layout" svg:width="6.35cm" svg:height="1.098cm" svg:x="3.089cm" svg:y="28.413cm">
          <draw:text-box>
            <text:p><text:span text:style-name="T4">Not fixed</text:span></text:p>
          </draw:text-box>
        </draw:frame>
        <draw:frame draw:style-name="gr13" draw:text-style-name="P7" draw:layer="layout" svg:width="3.81cm" svg:height="1.143cm" draw:transform="rotate (0.853989603000825) translate (6.622cm 13.546cm)">
          <draw:text-box>
            <text:p><text:span text:style-name="T4">poin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8" svg:font-family="'LM Mono 8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4T15:46:41.223418981</meta:creation-date>
    <dc:date>2019-06-04T16:23:45.036301268</dc:date>
    <meta:editing-duration>PT10M13S</meta:editing-duration>
    <meta:editing-cycles>4</meta:editing-cycles>
    <meta:generator>LibreOffice/6.0.7.3$Linux_X86_64 LibreOffice_project/00m0$Build-3</meta:generator>
    <meta:document-statistic meta:object-count="71"/>
  </office:meta>
</office:document-meta>
</file>